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76cm" fo:padding-bottom="0.176cm" fo:padding-left="0.176cm" fo:padding-right="0.176cm"/>
    </style:style>
    <style:style style:name="gr3" style:family="graphic" style:parent-style-name="standard">
      <style:graphic-properties svg:stroke-width="0.035cm" draw:marker-start-width="0.346cm" draw:marker-end="Arrow" draw:marker-end-width="0.346cm" draw:textarea-horizontal-align="center" draw:textarea-vertical-align="middle" fo:padding-top="0.176cm" fo:padding-bottom="0.176cm" fo:padding-left="0.176cm" fo:padding-right="0.176cm"/>
    </style:style>
    <style:style style:name="gr4" style:family="graphic" style:parent-style-name="standard">
      <style:graphic-properties svg:stroke-width="0.035cm" svg:stroke-color="#c0c0c0" draw:marker-start-width="0.346cm" draw:marker-end-width="0.346cm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Pagella" style:font-style-name="Regular" style:font-pitch="variable" fo:font-size="8pt" style:font-size-asian="8pt" style:font-size-complex="8pt"/>
    </style:style>
    <style:style style:name="P3" style:family="paragraph">
      <style:paragraph-properties fo:text-align="start">
        <style:tab-stops>
          <style:tab-stop style:position="0.176cm"/>
        </style:tab-stops>
      </style:paragraph-properties>
    </style:style>
    <style:style style:name="P4" style:family="paragraph">
      <style:paragraph-properties fo:text-align="start">
        <style:tab-stops>
          <style:tab-stop style:position="0.176cm"/>
        </style:tab-stops>
      </style:paragraph-properties>
      <style:text-properties fo:font-family="'Computer Modern'" style:font-style-name="Typewriter" style:font-pitch="fixed" fo:font-size="8pt" fo:font-style="normal" fo:font-weight="normal" style:font-size-asian="8pt" style:font-size-complex="8pt"/>
    </style:style>
    <style:style style:name="P5" style:family="paragraph">
      <style:paragraph-properties fo:text-align="start">
        <style:tab-stops>
          <style:tab-stop style:position="0.176cm"/>
        </style:tab-stops>
      </style:paragraph-properties>
      <style:text-properties fo:font-family="'Computer Modern'" style:font-style-name="Typewriter" style:font-pitch="fixed" fo:font-size="10pt" fo:font-style="normal" fo:font-weight="normal"/>
    </style:style>
    <style:style style:name="P6" style:family="paragraph">
      <style:paragraph-properties fo:margin-left="0.123cm" fo:margin-right="0cm" fo:text-align="start" fo:text-indent="-0.021cm">
        <style:tab-stops>
          <style:tab-stop style:position="0.176cm"/>
        </style:tab-stops>
      </style:paragraph-properties>
    </style:style>
    <style:style style:name="P7" style:family="paragraph">
      <style:paragraph-properties fo:margin-left="0.144cm" fo:margin-right="0cm" fo:text-align="start" fo:text-indent="0cm">
        <style:tab-stops>
          <style:tab-stop style:position="0.176cm"/>
        </style:tab-stops>
      </style:paragraph-properties>
    </style:style>
    <style:style style:name="P8" style:family="paragraph">
      <style:paragraph-properties fo:margin-left="0.123cm" fo:margin-right="0cm" fo:text-align="start" fo:text-indent="-0.021cm">
        <style:tab-stops>
          <style:tab-stop style:position="0.176cm"/>
        </style:tab-stops>
      </style:paragraph-properties>
      <style:text-properties fo:font-family="'Computer Modern'" style:font-style-name="Typewriter" style:font-pitch="fixed" fo:font-size="8pt" fo:font-style="normal" fo:font-weight="normal" style:font-size-asian="8pt" style:font-size-complex="8pt"/>
    </style:style>
    <style:style style:name="T1" style:family="text">
      <style:text-properties fo:font-family="TeXGyrePagella" style:font-style-name="Regular" style:font-pitch="variable" fo:font-size="8pt" style:font-size-asian="8pt" style:font-size-complex="8pt"/>
    </style:style>
    <style:style style:name="T2" style:family="text">
      <style:text-properties fo:font-family="'Computer Modern'" style:font-style-name="Typewriter" style:font-pitch="fixed"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73cm" svg:height="0.625cm" svg:x="0.001cm" svg:y="0.001cm">
          <text:p text:style-name="P1"><text:span text:style-name="T1">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73cm" svg:height="0.625cm" svg:x="4.086cm" svg:y="0.001cm">
          <text:p text:style-name="P1"><text:span text:style-name="T1">Initial Grammar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73cm" svg:height="0.625cm" svg:x="8.169cm" svg:y="0.001cm">
          <text:p text:style-name="P1"><text:span text:style-name="T1">Simpl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573cm" svg:height="2.202cm" svg:x="0.001cm" svg:y="0.923cm">
          <text:p text:style-name="P3"><text:span text:style-name="T2">run() {</text:span></text:p>
          <text:p text:style-name="P3"><text:span text:style-name="T2"><text:s text:c="2"/></text:span><text:span text:style-name="T2">igg.run(input,</text:span></text:p>
          <text:p text:style-name="P3"><text:span text:style-name="T2"><text:s text:c="4"/></text:span><text:span text:style-name="T2">iggCallback);</text:span></text:p>
          <text:p text:style-name="P3"><text:span text:style-name="T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3.573cm" svg:height="2.199cm" svg:x="4.086cm" svg:y="4.005cm">
          <text:p text:style-name="P3"><text:span text:style-name="T2">start(input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IG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3.573cm" svg:height="2.201cm" svg:x="0.001cm" svg:y="7.039cm">
          <text:p text:style-name="P3"><text:span text:style-name="T2">iggCallback(IG) {</text:span></text:p>
          <text:p text:style-name="P3"><text:span text:style-name="T2"><text:s text:c="2"/></text:span><text:span text:style-name="T2">simplifier.run(IG,</text:span></text:p>
          <text:p text:style-name="P3"><text:span text:style-name="T2"><text:s text:c="4"/></text:span><text:span text:style-name="T2">simplifier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3.573cm" svg:height="2.2cm" svg:x="8.169cm" svg:y="10.166cm">
          <text:p text:style-name="P3"><text:span text:style-name="T2">start(IG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SG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5.872cm" svg:y1="6.204cm" svg:x2="3.574cm" svg:y2="8.139cm" draw:start-shape="id1" draw:start-glue-point="2" draw:end-shape="id2" svg:d="m5872 6204c0 1290-766 1935-2298 1935">
          <text:p/>
        </draw:connector>
        <draw:connector draw:style-name="gr3" draw:text-style-name="P5" draw:layer="layout" draw:type="curve" svg:x1="1.787cm" svg:y1="3.125cm" svg:x2="4.086cm" svg:y2="5.104cm" draw:start-shape="id3" draw:start-glue-point="2" draw:end-shape="id1" svg:d="m1787 3125c0 1320 766 1979 2299 1979">
          <text:p/>
        </draw:connector>
        <draw:connector draw:style-name="gr3" draw:text-style-name="P5" draw:layer="layout" draw:type="curve" svg:x1="1.787cm" svg:y1="9.24cm" svg:x2="9.955cm" svg:y2="10.166cm" draw:start-shape="id2" draw:start-glue-point="2" draw:end-shape="id4" draw:end-glue-point="0" svg:d="m1787 9240c0 777 4084 518 4084 463s4084-314 4084 463">
          <text:p/>
        </draw:connector>
        <draw:custom-shape draw:style-name="gr2" draw:text-style-name="P4" xml:id="id5" draw:id="id5" draw:layer="layout" svg:width="3.573cm" svg:height="2.2cm" svg:x="0.001cm" svg:y="13.288cm">
          <text:p text:style-name="P3"><text:span text:style-name="T2">simplifierCallback(SG) {</text:span></text:p>
          <text:p text:style-name="P3"><text:span text:style-name="T2"><text:s text:c="2"/></text:span><text:span text:style-name="T2">ngip.run(SG, input,</text:span></text:p>
          <text:p text:style-name="P3"><text:span text:style-name="T2"><text:s text:c="4"/></text:span><text:span text:style-name="T2">ngip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3.783cm" svg:height="2.473cm" svg:x="17.145cm" svg:y="23.562cm">
          <text:p text:style-name="P3"><text:span text:style-name="T2"/></text:p>
          <text:p text:style-name="P3"><text:span text:style-name="T2">start(MSG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schema,</text:span></text:p>
          <text:p text:style-name="P3"><text:span text:style-name="T2"><text:s text:c="4"/></text:span><text:span text:style-name="T2">extension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9" draw:id="id9" draw:layer="layout" svg:width="3.573cm" svg:height="2.201cm" svg:x="0cm" svg:y="27.168cm">
          <text:p text:style-name="P6"><text:span text:style-name="T2">SchemaGenCallback(</text:span></text:p>
          <text:p text:style-name="P7"><text:span text:style-name="T2"><text:s/></text:span><text:span text:style-name="T2">Schema, extension) {</text:span></text:p>
          <text:p text:style-name="P3"><text:span text:style-name="T2"><text:s text:c="5"/></text:span><text:span text:style-name="T2">display(schema);</text:span></text:p>
          <text:p text:style-name="P3"><text:span text:style-name="T2"><text:s text:c="6"/></text:span><text:span text:style-name="T2">...</text:span></text:p>
          <text:p text:style-name="P3"><text:span text:style-name="T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37.32970027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9.955cm" svg:y1="12.366cm" svg:x2="3.574cm" svg:y2="14.388cm" draw:start-shape="id4" draw:start-glue-point="2" draw:end-shape="id5" svg:d="m9955 12366c0 1348-2127 2022-6381 2022">
          <text:p/>
        </draw:connector>
        <draw:connector draw:style-name="gr3" draw:text-style-name="P5" draw:layer="layout" draw:type="curve" svg:x1="1.787cm" svg:y1="15.488cm" svg:x2="14.499cm" svg:y2="16.356cm" draw:start-shape="id5" draw:start-glue-point="2" draw:end-shape="id6" draw:end-glue-point="0" svg:d="m1787 15488c0 778 6173 519 6173 434s6539-344 6539 434">
          <text:p/>
        </draw:connector>
        <draw:connector draw:style-name="gr3" draw:text-style-name="P5" draw:layer="layout" draw:type="curve" svg:x1="14.499cm" svg:y1="18.555cm" svg:x2="1.787cm" svg:y2="19.775cm" draw:start-shape="id6" draw:start-glue-point="2" draw:end-shape="id7" draw:end-glue-point="0" svg:d="m14499 18555c0 915-12712 305-12712 1220">
          <text:p/>
        </draw:connector>
        <draw:line draw:style-name="gr4" draw:text-style-name="P1" draw:layer="layout" svg:x1="3.823cm" svg:y1="0.004cm" svg:x2="3.828cm" svg:y2="29.7cm">
          <text:p/>
        </draw:line>
        <draw:line draw:style-name="gr4" draw:text-style-name="P1" draw:layer="layout" svg:x1="7.928cm" svg:y1="0.004cm" svg:x2="7.944cm" svg:y2="29.7cm">
          <text:p/>
        </draw:line>
        <draw:line draw:style-name="gr4" draw:text-style-name="P1" draw:layer="layout" svg:x1="12.034cm" svg:y1="0.004cm" svg:x2="12.06cm" svg:y2="29.7cm">
          <text:p/>
        </draw:line>
        <draw:line draw:style-name="gr4" draw:text-style-name="P1" draw:layer="layout" svg:x1="16.941cm" svg:y1="0cm" svg:x2="16.941cm" svg:y2="29.7cm">
          <text:p/>
        </draw:line>
        <draw:custom-shape draw:style-name="gr1" draw:text-style-name="P2" draw:layer="layout" svg:width="3.573cm" svg:height="0.625cm" svg:x="17.162cm" svg:y="0cm">
          <text:p text:style-name="P1"><text:span text:style-name="T1">Schema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15cm" svg:height="0.625cm" svg:x="12.239cm" svg:y="0cm">
          <text:p text:style-name="P1"><text:span text:style-name="T1">Non-grammatical Input 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4.307cm" svg:height="2.199cm" svg:x="12.346cm" svg:y="16.356cm">
          <text:p text:style-name="P3"><text:span text:style-name="T2">Start(SG, input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MSG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3.573cm" svg:height="2.2cm" svg:x="0.001cm" svg:y="19.775cm">
          <text:p text:style-name="P3"><text:span text:style-name="T2">ngipCallback(MSG) {</text:span></text:p>
          <text:p text:style-name="P3"><text:span text:style-name="T2"><text:s text:c="2"/></text:span><text:span text:style-name="T2">schemaGen.run(MSG,</text:span></text:p>
          <text:p text:style-name="P3"><text:span text:style-name="T2"><text:s text:c="4"/></text:span><text:span text:style-name="T2">schemaGen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.787cm" svg:y1="21.975cm" svg:x2="19.036cm" svg:y2="23.562cm" draw:start-shape="id7" draw:start-glue-point="2" draw:end-shape="id8" draw:end-glue-point="0" svg:d="m1787 21975c0 1191 17249 398 17249 1587">
          <text:p/>
        </draw:connector>
        <draw:connector draw:style-name="gr3" draw:text-style-name="P5" draw:layer="layout" draw:type="curve" svg:x1="19.036cm" svg:y1="26.035cm" svg:x2="1.786cm" svg:y2="27.168cm" draw:start-shape="id8" draw:start-glue-point="2" draw:end-shape="id9" draw:end-glue-point="0" svg:d="m19036 26035c0 849-17250 283-17250 11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3T17:23:45</meta:creation-date>
    <dc:date>2012-03-26T18:14:01</dc:date>
    <meta:editing-duration>PT42M29S</meta:editing-duration>
    <meta:editing-cycles>17</meta:editing-cycles>
    <meta:generator>LibreOffice/3.5$Linux_x86 LibreOffice_project/350m1$Build-102</meta:generator>
    <meta:document-statistic meta:object-count="26"/>
  </office:meta>
</office:document-meta>
</file>